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credit_classes">
        <table:table-row>
          <table:table-cell office:value-type="float" office:value="3">
            <text:p>3</text:p>
          </table:table-cell>
          <table:table-cell office:value-type="string">
            <text:p>304-A2</text:p>
          </table:table-cell>
          <table:table-cell office:value-type="date" office:date-value="2024-08-13T13:00:00" table:style-name="DateTimeCell">
            <text:p>2024-08-13 13:00:00</text:p>
          </table:table-cell>
          <table:table-cell office:value-type="date" office:date-value="2024-08-13T14:50:00" table:style-name="DateTimeCell">
            <text:p>2024-08-13 14:50:00</text:p>
          </table:table-cell>
          <table:table-cell office:value-type="string">
            <text:p>GVD675</text:p>
          </table:table-cell>
          <table:table-cell office:value-type="string">
            <text:p>B21DCKT004</text:p>
          </table:table-cell>
          <table:table-cell office:value-type="string">
            <text:p>FFIA1326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105-A2</text:p>
          </table:table-cell>
          <table:table-cell office:value-type="date" office:date-value="2024-08-13T10:00:00" table:style-name="DateTimeCell">
            <text:p>2024-08-13 10:00:00</text:p>
          </table:table-cell>
          <table:table-cell office:value-type="date" office:date-value="2024-08-13T11:50:00" table:style-name="DateTimeCell">
            <text:p>2024-08-13 11:50:00</text:p>
          </table:table-cell>
          <table:table-cell office:value-type="string">
            <text:p>GVC092</text:p>
          </table:table-cell>
          <table:table-cell office:value-type="string">
            <text:p>B21DCKT004</text:p>
          </table:table-cell>
          <table:table-cell office:value-type="string">
            <text:p>FFIA1332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102-A2</text:p>
          </table:table-cell>
          <table:table-cell office:value-type="date" office:date-value="2024-08-12T09:00:00" table:style-name="DateTimeCell">
            <text:p>2024-08-12 09:00:00</text:p>
          </table:table-cell>
          <table:table-cell office:value-type="date" office:date-value="2024-08-12T11:50:00" table:style-name="DateTimeCell">
            <text:p>2024-08-12 11:50:00</text:p>
          </table:table-cell>
          <table:table-cell office:value-type="string">
            <text:p>TGV245</text:p>
          </table:table-cell>
          <table:table-cell office:value-type="string">
            <text:p>B21DCKT004</text:p>
          </table:table-cell>
          <table:table-cell office:value-type="string">
            <text:p>INT13111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402-A2</text:p>
          </table:table-cell>
          <table:table-cell office:value-type="date" office:date-value="2024-08-15T14:00:00" table:style-name="DateTimeCell">
            <text:p>2024-08-15 14:00:00</text:p>
          </table:table-cell>
          <table:table-cell office:value-type="date" office:date-value="2024-08-15T15:50:00" table:style-name="DateTimeCell">
            <text:p>2024-08-15 15:50:00</text:p>
          </table:table-cell>
          <table:table-cell office:value-type="string">
            <text:p>GVX015</text:p>
          </table:table-cell>
          <table:table-cell office:value-type="string">
            <text:p>B21DCKT004</text:p>
          </table:table-cell>
          <table:table-cell office:value-type="string">
            <text:p>INT1336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505-A2</text:p>
          </table:table-cell>
          <table:table-cell office:value-type="date" office:date-value="2024-08-16T08:00:00" table:style-name="DateTimeCell">
            <text:p>2024-08-16 08:00:00</text:p>
          </table:table-cell>
          <table:table-cell office:value-type="date" office:date-value="2024-08-16T09:50:00" table:style-name="DateTimeCell">
            <text:p>2024-08-16 09:50:00</text:p>
          </table:table-cell>
          <table:table-cell office:value-type="string">
            <text:p>TGV878</text:p>
          </table:table-cell>
          <table:table-cell office:value-type="string">
            <text:p>B21DCKT004</text:p>
          </table:table-cell>
          <table:table-cell office:value-type="string">
            <text:p>TEL1344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301-A2</text:p>
          </table:table-cell>
          <table:table-cell office:value-type="date" office:date-value="2024-08-14T07:00:00" table:style-name="DateTimeCell">
            <text:p>2024-08-14 07:00:00</text:p>
          </table:table-cell>
          <table:table-cell office:value-type="date" office:date-value="2024-08-14T08:50:00" table:style-name="DateTimeCell">
            <text:p>2024-08-14 08:50:00</text:p>
          </table:table-cell>
          <table:table-cell office:value-type="string">
            <text:p>GVR982</text:p>
          </table:table-cell>
          <table:table-cell office:value-type="string">
            <text:p>B24DCPT235</text:p>
          </table:table-cell>
          <table:table-cell office:value-type="string">
            <text:p>BSA1331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301-A2</text:p>
          </table:table-cell>
          <table:table-cell office:value-type="date" office:date-value="2024-08-17T10:00:00" table:style-name="DateTimeCell">
            <text:p>2024-08-17 10:00:00</text:p>
          </table:table-cell>
          <table:table-cell office:value-type="date" office:date-value="2024-08-17T11:50:00" table:style-name="DateTimeCell">
            <text:p>2024-08-17 11:50:00</text:p>
          </table:table-cell>
          <table:table-cell office:value-type="string">
            <text:p>GVY019</text:p>
          </table:table-cell>
          <table:table-cell office:value-type="string">
            <text:p>B24DCPT235</text:p>
          </table:table-cell>
          <table:table-cell office:value-type="string">
            <text:p>BSA1349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402-A2</text:p>
          </table:table-cell>
          <table:table-cell office:value-type="date" office:date-value="2024-08-14T10:00:00" table:style-name="DateTimeCell">
            <text:p>2024-08-14 10:00:00</text:p>
          </table:table-cell>
          <table:table-cell office:value-type="date" office:date-value="2024-08-14T11:50:00" table:style-name="DateTimeCell">
            <text:p>2024-08-14 11:50:00</text:p>
          </table:table-cell>
          <table:table-cell office:value-type="string">
            <text:p>TGV743</text:p>
          </table:table-cell>
          <table:table-cell office:value-type="string">
            <text:p>B24DCPT235</text:p>
          </table:table-cell>
          <table:table-cell office:value-type="string">
            <text:p>BSA1353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403-A2</text:p>
          </table:table-cell>
          <table:table-cell office:value-type="date" office:date-value="2024-08-17T15:00:00" table:style-name="DateTimeCell">
            <text:p>2024-08-17 15:00:00</text:p>
          </table:table-cell>
          <table:table-cell office:value-type="date" office:date-value="2024-08-17T16:50:00" table:style-name="DateTimeCell">
            <text:p>2024-08-17 16:50:00</text:p>
          </table:table-cell>
          <table:table-cell office:value-type="string">
            <text:p>GVJ097</text:p>
          </table:table-cell>
          <table:table-cell office:value-type="string">
            <text:p>B24DCPT235</text:p>
          </table:table-cell>
          <table:table-cell office:value-type="string">
            <text:p>FFIA1315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505-A2</text:p>
          </table:table-cell>
          <table:table-cell office:value-type="date" office:date-value="2024-08-15T14:00:00" table:style-name="DateTimeCell">
            <text:p>2024-08-15 14:00:00</text:p>
          </table:table-cell>
          <table:table-cell office:value-type="date" office:date-value="2024-08-15T15:50:00" table:style-name="DateTimeCell">
            <text:p>2024-08-15 15:50:00</text:p>
          </table:table-cell>
          <table:table-cell office:value-type="string">
            <text:p>GVS601</text:p>
          </table:table-cell>
          <table:table-cell office:value-type="string">
            <text:p>B24DCPT235</text:p>
          </table:table-cell>
          <table:table-cell office:value-type="string">
            <text:p>INT1319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05-A2</text:p>
          </table:table-cell>
          <table:table-cell office:value-type="date" office:date-value="2024-08-13T13:00:00" table:style-name="DateTimeCell">
            <text:p>2024-08-13 13:00:00</text:p>
          </table:table-cell>
          <table:table-cell office:value-type="date" office:date-value="2024-08-13T14:00:00" table:style-name="DateTimeCell">
            <text:p>2024-08-13 14:00:00</text:p>
          </table:table-cell>
          <table:table-cell office:value-type="string">
            <text:p>GVB207</text:p>
          </table:table-cell>
          <table:table-cell office:value-type="string">
            <text:p>B24DCPT235</text:p>
          </table:table-cell>
          <table:table-cell office:value-type="string">
            <text:p>MUL13148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301-A2</text:p>
          </table:table-cell>
          <table:table-cell office:value-type="date" office:date-value="2024-08-16T08:00:00" table:style-name="DateTimeCell">
            <text:p>2024-08-16 08:00:00</text:p>
          </table:table-cell>
          <table:table-cell office:value-type="date" office:date-value="2024-08-16T09:50:00" table:style-name="DateTimeCell">
            <text:p>2024-08-16 09:50:00</text:p>
          </table:table-cell>
          <table:table-cell office:value-type="string">
            <text:p>TGV204</text:p>
          </table:table-cell>
          <table:table-cell office:value-type="string">
            <text:p>B24DCPT235</text:p>
          </table:table-cell>
          <table:table-cell office:value-type="string">
            <text:p>TEL1341</text:p>
          </table:table-cell>
          <table:table-cell office:value-type="string">
            <text:p>2024-2025-1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101-A2</text:p>
          </table:table-cell>
          <table:table-cell office:value-type="date" office:date-value="2024-08-12T07:00:00" table:style-name="DateTimeCell">
            <text:p>2024-08-12 07:00:00</text:p>
          </table:table-cell>
          <table:table-cell office:value-type="date" office:date-value="2024-08-12T08:50:00" table:style-name="DateTimeCell">
            <text:p>2024-08-12 08:50:00</text:p>
          </table:table-cell>
          <table:table-cell office:value-type="string">
            <text:p>TGV123</text:p>
          </table:table-cell>
          <table:table-cell office:value-type="string">
            <text:p>B21DCKT004</text:p>
          </table:table-cell>
          <table:table-cell office:value-type="string">
            <text:p>FFIA1321</text:p>
          </table:table-cell>
          <table:table-cell office:value-type="string">
            <text:p>2024-2025-1</text:p>
          </table:table-cell>
          <table:table-cell office:value-type="string">
            <text:p>2024-11-06 21:25:27</text:p>
          </table:table-cell>
          <table:table-cell office:value-type="string">
            <text:p>2024-11-06 21:25:27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203-A2</text:p>
          </table:table-cell>
          <table:table-cell office:value-type="date" office:date-value="2024-08-15T15:00:00" table:style-name="DateTimeCell">
            <text:p>2024-08-15 15:00:00</text:p>
          </table:table-cell>
          <table:table-cell office:value-type="date" office:date-value="2024-08-15T16:50:00" table:style-name="DateTimeCell">
            <text:p>2024-08-15 16:50:00</text:p>
          </table:table-cell>
          <table:table-cell office:value-type="string">
            <text:p>GVX015</text:p>
          </table:table-cell>
          <table:table-cell office:value-type="string">
            <text:p>B21DCDT092</text:p>
          </table:table-cell>
          <table:table-cell office:value-type="string">
            <text:p>MUL14130</text:p>
          </table:table-cell>
          <table:table-cell office:value-type="string">
            <text:p>2024-2025-1</text:p>
          </table:table-cell>
          <table:table-cell office:value-type="string">
            <text:p>2024-11-07 03:56:28</text:p>
          </table:table-cell>
          <table:table-cell office:value-type="string">
            <text:p>2024-11-07 03:56:28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101-A2</text:p>
          </table:table-cell>
          <table:table-cell office:value-type="date" office:date-value="2024-08-12T07:00:00" table:style-name="DateTimeCell">
            <text:p>2024-08-12 07:00:00</text:p>
          </table:table-cell>
          <table:table-cell office:value-type="date" office:date-value="2024-08-12T08:50:00" table:style-name="DateTimeCell">
            <text:p>2024-08-12 08:50:00</text:p>
          </table:table-cell>
          <table:table-cell office:value-type="string">
            <text:p>TGV123</text:p>
          </table:table-cell>
          <table:table-cell office:value-type="string">
            <text:p>B22DCAT300</text:p>
          </table:table-cell>
          <table:table-cell office:value-type="string">
            <text:p>FFIA1321</text:p>
          </table:table-cell>
          <table:table-cell office:value-type="string">
            <text:p>2024-2025-1</text:p>
          </table:table-cell>
          <table:table-cell office:value-type="string">
            <text:p>2024-11-10 06:46:43</text:p>
          </table:table-cell>
          <table:table-cell office:value-type="string">
            <text:p>2024-11-10 06:46:43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8T17:19:08+01:00</meta:creation-date>
  </office:meta>
</office:document-meta>
</file>